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01pt"/>
    </style:style>
    <style:style style:name="co3" style:family="table-column">
      <style:table-column-properties fo:break-before="auto" style:column-width="15.76pt"/>
    </style:style>
    <style:style style:name="co4" style:family="table-column">
      <style:table-column-properties fo:break-before="auto" style:column-width="15.0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28.06pt"/>
    </style:style>
    <style:style style:name="co7" style:family="table-column">
      <style:table-column-properties fo:break-before="auto" style:column-width="36.11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37.16pt"/>
    </style:style>
    <style:style style:name="co12" style:family="table-column">
      <style:table-column-properties fo:break-before="auto" style:column-width="31.35pt"/>
    </style:style>
    <style:style style:name="co13" style:family="table-column">
      <style:table-column-properties fo:break-before="auto" style:column-width="34.55pt"/>
    </style:style>
    <style:style style:name="co14" style:family="table-column">
      <style:table-column-properties fo:break-before="auto" style:column-width="50.66pt"/>
    </style:style>
    <style:style style:name="co15" style:family="table-column">
      <style:table-column-properties fo:break-before="auto" style:column-width="52.1pt"/>
    </style:style>
    <style:style style:name="co16" style:family="table-column">
      <style:table-column-properties fo:break-before="auto" style:column-width="4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8ccfb7" fo:border="0.06pt solid #000000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ackground-color="#8ccfb7"/>
    </style:style>
    <style:style style:name="ce14" style:family="table-cell" style:parent-style-name="Default">
      <style:text-properties fo:color="#00a65d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99pt groove #000000" fo:border-right="none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99pt groove #000000" fo:border-right="none" fo:border-top="none"/>
    </style:style>
    <style:style style:name="ce17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groove #000000" fo:border-left="0.99pt groov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  <style:style style:name="ce20" style:family="table-cell" style:parent-style-name="Default">
      <style:text-properties fo:color="#ef413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groove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99pt groove #000000" fo:border-top="none"/>
      <style:text-properties fo:color="#ef413d"/>
    </style:style>
    <style:style style:name="ce24" style:family="table-cell" style:parent-style-name="Default">
      <style:table-cell-properties fo:border-bottom="none" fo:border-left="none" fo:border-right="0.99pt groove #000000" fo:border-top="none"/>
    </style:style>
    <style:style style:name="ce25" style:family="table-cell" style:parent-style-name="Default">
      <style:table-cell-properties fo:border-bottom="none" fo:border-left="none" fo:border-right="0.99pt groove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groove #000000" fo:border-left="none" fo:border-right="0.99pt groove #000000" fo:border-top="none"/>
    </style:style>
    <style:style style:name="ce27" style:family="table-cell" style:parent-style-name="Default">
      <style:table-cell-properties fo:border-bottom="none" fo:border-left="none" fo:border-right="0.99pt groove #000000" fo:border-top="0.99pt groove #00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color="#00a65d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color="#00a65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121"/>
    <style:style style:name="ce34" style:family="table-cell" style:parent-style-name="Default">
      <style:table-cell-properties fo:border="0.06pt solid #000000"/>
      <style:text-properties fo:color="#ef413d"/>
    </style:style>
    <style:style style:name="ce35" style:family="table-cell" style:parent-style-name="Default" style:data-style-name="N122"/>
    <style:style style:name="ce3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2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Reward</text:p>
          </table:table-cell>
          <table:table-cell table:style-name="ce1" office:value-type="string" calcext:value-type="string">
            <text:p>Survivers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51434" calcext:value-type="float">
            <text:p>262.95143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.111621" calcext:value-type="float">
            <text:p>269.11162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 table:number-columns-spanned="4" table:number-rows-spanned="1">
            <text:p>Policy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.265116" calcext:value-type="float">
            <text:p>270.265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3" table:number-rows-spanned="1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2.396529" calcext:value-type="float">
            <text:p>282.3965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 table:number-columns-spanned="1" table:number-rows-spanned="7">
            <text:p>y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.517435" calcext:value-type="float">
            <text:p>279.517435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.370167" calcext:value-type="float">
            <text:p>278.370167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.963013" calcext:value-type="float">
            <text:p>277.963013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.992915" calcext:value-type="float">
            <text:p>277.992915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.999818" calcext:value-type="float">
            <text:p>274.999818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5" office:value-type="float" office:value="10" calcext:value-type="float" table:number-columns-spanned="1" table:number-rows-spanned="7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.340668" calcext:value-type="float">
            <text:p>280.34066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7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.9605" calcext:value-type="float">
            <text:p>275.96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1.941145" calcext:value-type="float">
            <text:p>281.9411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6.330687" calcext:value-type="float">
            <text:p>276.33068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.151603" calcext:value-type="float">
            <text:p>282.1516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.508145" calcext:value-type="float">
            <text:p>256.5081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0" table:number-columns-repeated="6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.308203" calcext:value-type="float">
            <text:p>266.3082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5" office:value-type="float" office:value="1" calcext:value-type="float" table:number-columns-spanned="1" table:number-rows-spanned="7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.3295" calcext:value-type="float">
            <text:p>278.329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.618083" calcext:value-type="float">
            <text:p>277.61808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4.333956" calcext:value-type="float">
            <text:p>274.3339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1.442862" calcext:value-type="float">
            <text:p>271.44286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5" calcext:value-type="float">
            <text:p>5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33336" calcext:value-type="float">
            <text:p>270.333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6" calcext:value-type="float">
            <text:p>6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7.222227" calcext:value-type="float">
            <text:p>277.2222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7" calcext:value-type="float">
            <text:p>7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3.670604" calcext:value-type="float">
            <text:p>273.6706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0.847168" calcext:value-type="float">
            <text:p>280.84716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calcext:conditional-formats>
          <calcext:conditional-format calcext:target-range-address="Sheet1.F5:Sheet1.F5 Sheet1.F7:Sheet1.F9 Sheet1.G6:Sheet1.G6 Sheet1.G9:Sheet1.G9 Sheet1.G8:Sheet1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бомж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винишко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поиска работы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работы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коньячёк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9" table:number-rows-spanned="1">
            <text:p>Versions</text:p>
          </table:table-cell>
          <table:covered-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Policy</text:p>
          </table:table-cell>
          <table:table-cell table:style-name="ce19" table:number-columns-repeated="2"/>
          <table:table-cell table:style-name="ce27"/>
          <table:table-cell/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Sate\action</text:p>
          </table:table-cell>
          <table:table-cell table:style-name="ce20" office:value-type="string" calcext:value-type="string">
            <text:p>left</text:p>
          </table:table-cell>
          <table:table-cell table:style-name="ce23" office:value-type="string" calcext:value-type="string">
            <text:p>right</text:p>
          </table:table-cell>
          <table:table-cell table:number-columns-repeated="2"/>
          <table:table-cell table:style-name="ce29" office:value-type="string" calcext:value-type="string">
            <text:p>Value_state array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style-name="ce24" office:value-type="float" office:value="0.33" calcext:value-type="float">
            <text:p>0.33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(0.1*[.$D$11]*0+[.$D$11]*0.1*[.H11])+(0.4*[.$D$11]*0+[.$D$11]*0.4*[.H13])+(0.5*[.$C$11]*0+[.$C$11]*0.5*[.H12])" office:value-type="float" office:value="0" calcext:value-type="float">
            <text:p>0.000</text:p>
          </table:table-cell>
          <table:table-cell table:style-name="ce33" table:formula="of:=(0.1*[.$D$11]*0+[.$D$11]*0.1*[.I11])+(0.4*[.$D$11]*0+[.$D$11]*0.4*[.I13])+(0.5*[.$C$11]*0+[.$C$11]*0.5*[.I12])" office:value-type="float" office:value="0" calcext:value-type="float">
            <text:p>0.000</text:p>
          </table:table-cell>
          <table:table-cell table:style-name="ce33" table:formula="of:=(0.1*[.$D$11]*0+[.$D$11]*0.1*[.J11])+(0.4*[.$D$11]*0+[.$D$11]*0.4*[.J13])+(0.5*[.$C$11]*0+[.$C$11]*0.5*[.J12])" office:value-type="float" office:value="-0.000825" calcext:value-type="float">
            <text:p>-0.001</text:p>
          </table:table-cell>
          <table:table-cell table:style-name="ce33" table:formula="of:=(0.1*[.$D$11]*0+[.$D$11]*0.1*[.K11])+(0.4*[.$D$11]*0+[.$D$11]*0.4*[.K13])+(0.5*[.$C$11]*0+[.$C$11]*0.5*[.K12])" office:value-type="float" office:value="-0.00013035" calcext:value-type="float">
            <text:p>0.000</text:p>
          </table:table-cell>
          <table:table-cell table:style-name="ce33" table:formula="of:=(0.1*[.$D$11]*0+[.$D$11]*0.1*[.L11])+(0.4*[.$D$11]*0+[.$D$11]*0.4*[.L13])+(0.5*[.$C$11]*0+[.$C$11]*0.5*[.L12])" office:value-type="float" office:value="-0.000124565925" calcext:value-type="float">
            <text:p>0.000</text:p>
          </table:table-cell>
          <table:table-cell table:style-name="ce33" table:formula="of:=(0.1*[.$D$11]*0+[.$D$11]*0.1*[.M11])+(0.4*[.$D$11]*0+[.$D$11]*0.4*[.M13])+(0.5*[.$C$11]*0+[.$C$11]*0.5*[.M12])" office:value-type="float" office:value="-0.00003049361865" calcext:value-type="float">
            <text:p>0.000</text:p>
          </table:table-cell>
          <table:table-cell table:style-name="ce33" table:formula="of:=(0.1*[.$D$11]*0+[.$D$11]*0.1*[.N11])+(0.4*[.$D$11]*0+[.$D$11]*0.4*[.N13])+(0.5*[.$C$11]*0+[.$C$11]*0.5*[.N12])" office:value-type="float" office:value="-0.000017136428694825" calcext:value-type="float">
            <text:p>0.000</text:p>
          </table:table-cell>
          <table:table-cell table:style-name="ce33" table:formula="of:=(0.1*[.$D$11]*0+[.$D$11]*0.1*[.O11])+(0.4*[.$D$11]*0+[.$D$11]*0.4*[.O13])+(0.5*[.$C$11]*0+[.$C$11]*0.5*[.O12])" office:value-type="float" office:value="-0.00000559936832211716" calcext:value-type="float">
            <text:p>0.000</text:p>
          </table:table-cell>
          <table:table-cell table:style-name="ce33" table:formula="of:=(0.1*[.$D$11]*0+[.$D$11]*0.1*[.P11])+(0.4*[.$D$11]*0+[.$D$11]*0.4*[.P13])+(0.5*[.$C$11]*0+[.$C$11]*0.5*[.P12])" office:value-type="float" office:value="-0.00000263703711396565" calcext:value-type="float">
            <text:p>0.000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24" office:value-type="float" office:value="0.5" calcext:value-type="float">
            <text:p>0.5</text:p>
          </table:table-cell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(0.1*[.$D$12]*0+[.$D$12]*0.1*[.H11])+(0.9*[.$D$12]*0+[.$D$12]*0.9*[.H12])" office:value-type="float" office:value="0" calcext:value-type="float">
            <text:p>0.000</text:p>
          </table:table-cell>
          <table:table-cell table:style-name="ce33" table:formula="of:=(0.1*[.$D$12]*0+[.$D$12]*0.1*[.I11])+(0.9*[.$D$12]*0+[.$D$12]*0.9*[.I12])" office:value-type="float" office:value="0" calcext:value-type="float">
            <text:p>0.000</text:p>
          </table:table-cell>
          <table:table-cell table:style-name="ce33" table:formula="of:=(0.1*[.$D$12]*0+[.$D$12]*0.1*[.J11])+(0.9*[.$D$12]*0+[.$D$12]*0.9*[.J12])" office:value-type="float" office:value="0" calcext:value-type="float">
            <text:p>0.000</text:p>
          </table:table-cell>
          <table:table-cell table:style-name="ce33" table:formula="of:=(0.1*[.$D$12]*0+[.$D$12]*0.1*[.K11])+(0.9*[.$D$12]*0+[.$D$12]*0.9*[.K12])" office:value-type="float" office:value="-0.00004125" calcext:value-type="float">
            <text:p>0.000</text:p>
          </table:table-cell>
          <table:table-cell table:style-name="ce33" table:formula="of:=(0.1*[.$D$12]*0+[.$D$12]*0.1*[.L11])+(0.9*[.$D$12]*0+[.$D$12]*0.9*[.L12])" office:value-type="float" office:value="-0.00002508" calcext:value-type="float">
            <text:p>0.000</text:p>
          </table:table-cell>
          <table:table-cell table:style-name="ce33" table:formula="of:=(0.1*[.$D$12]*0+[.$D$12]*0.1*[.M11])+(0.9*[.$D$12]*0+[.$D$12]*0.9*[.M12])" office:value-type="float" office:value="-0.00001751429625" calcext:value-type="float">
            <text:p>0.000</text:p>
          </table:table-cell>
          <table:table-cell table:style-name="ce33" table:formula="of:=(0.1*[.$D$12]*0+[.$D$12]*0.1*[.N11])+(0.9*[.$D$12]*0+[.$D$12]*0.9*[.N12])" office:value-type="float" office:value="-0.00000940611424500001" calcext:value-type="float">
            <text:p>0.000</text:p>
          </table:table-cell>
          <table:table-cell table:style-name="ce33" table:formula="of:=(0.1*[.$D$12]*0+[.$D$12]*0.1*[.O11])+(0.9*[.$D$12]*0+[.$D$12]*0.9*[.O12])" office:value-type="float" office:value="-0.00000508957284499125" calcext:value-type="float">
            <text:p>0.000</text:p>
          </table:table-cell>
          <table:table-cell table:style-name="ce33" table:formula="of:=(0.1*[.$D$12]*0+[.$D$12]*0.1*[.P11])+(0.9*[.$D$12]*0+[.$D$12]*0.9*[.P12])" office:value-type="float" office:value="-0.00000257027619635192" calcext:value-type="float">
            <text:p>0.000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(0.1*[.$D$13]*0+[.$D$13]*0.1*[.H14])+(0.9*[.$C$13]*0+[.$C$13]*0.9*[.H11])" office:value-type="float" office:value="0" calcext:value-type="float">
            <text:p>0.000</text:p>
          </table:table-cell>
          <table:table-cell table:style-name="ce33" table:formula="of:=(0.1*[.$D$13]*0+[.$D$13]*0.1*[.I14])+(0.9*[.$C$13]*0+[.$C$13]*0.9*[.I11])" office:value-type="float" office:value="-0.00625" calcext:value-type="float">
            <text:p>-0.006</text:p>
          </table:table-cell>
          <table:table-cell table:style-name="ce33" table:formula="of:=(0.1*[.$D$13]*0+[.$D$13]*0.1*[.J14])+(0.9*[.$C$13]*0+[.$C$13]*0.9*[.J11])" office:value-type="float" office:value="-0.00078125" calcext:value-type="float">
            <text:p>-0.001</text:p>
          </table:table-cell>
          <table:table-cell table:style-name="ce33" table:formula="of:=(0.1*[.$D$13]*0+[.$D$13]*0.1*[.K14])+(0.9*[.$C$13]*0+[.$C$13]*0.9*[.K11])" office:value-type="float" office:value="-0.00085953125" calcext:value-type="float">
            <text:p>-0.001</text:p>
          </table:table-cell>
          <table:table-cell table:style-name="ce33" table:formula="of:=(0.1*[.$D$13]*0+[.$D$13]*0.1*[.L14])+(0.9*[.$C$13]*0+[.$C$13]*0.9*[.L11])" office:value-type="float" office:value="-0.00016852078125" calcext:value-type="float">
            <text:p>0.000</text:p>
          </table:table-cell>
          <table:table-cell table:style-name="ce33" table:formula="of:=(0.1*[.$D$13]*0+[.$D$13]*0.1*[.M14])+(0.9*[.$C$13]*0+[.$C$13]*0.9*[.M11])" office:value-type="float" office:value="-0.00010030515453125" calcext:value-type="float">
            <text:p>0.000</text:p>
          </table:table-cell>
          <table:table-cell table:style-name="ce33" table:formula="of:=(0.1*[.$D$13]*0+[.$D$13]*0.1*[.N14])+(0.9*[.$C$13]*0+[.$C$13]*0.9*[.N11])" office:value-type="float" office:value="-0.0000263777070057798" calcext:value-type="float">
            <text:p>0.000</text:p>
          </table:table-cell>
          <table:table-cell table:style-name="ce33" table:formula="of:=(0.1*[.$D$13]*0+[.$D$13]*0.1*[.O14])+(0.9*[.$C$13]*0+[.$C$13]*0.9*[.O11])" office:value-type="float" office:value="-0.0000122157457569108" calcext:value-type="float">
            <text:p>0.000</text:p>
          </table:table-cell>
          <table:table-cell table:style-name="ce33" table:formula="of:=(0.1*[.$D$13]*0+[.$D$13]*0.1*[.P14])+(0.9*[.$C$13]*0+[.$C$13]*0.9*[.P11])" office:value-type="float" office:value="-0.00000398319786537425" calcext:value-type="float">
            <text:p>0.000</text:p>
          </table:table-cell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21" office:value-type="float" office:value="0.5" calcext:value-type="float">
            <text:p>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(0.25*[.$D$14]*2+[.$D$14]*0.25*[.H14])+(0.75*[.$C$14]*-1+[.$C$14]*0.75*[.H15])" office:value-type="float" office:value="-0.125" calcext:value-type="float">
            <text:p>-0.125</text:p>
          </table:table-cell>
          <table:table-cell table:style-name="ce33" table:formula="of:=(0.25*[.$D$14]*2+[.$D$14]*0.25*[.I14])+(0.75*[.$C$14]*-1+[.$C$14]*0.75*[.I15])" office:value-type="float" office:value="-0.015625" calcext:value-type="float">
            <text:p>-0.016</text:p>
          </table:table-cell>
          <table:table-cell table:style-name="ce33" table:formula="of:=(0.25*[.$D$14]*2+[.$D$14]*0.25*[.J14])+(0.75*[.$C$14]*-1+[.$C$14]*0.75*[.J15])" office:value-type="float" office:value="-0.009765625" calcext:value-type="float">
            <text:p>-0.010</text:p>
          </table:table-cell>
          <table:table-cell table:style-name="ce33" table:formula="of:=(0.25*[.$D$14]*2+[.$D$14]*0.25*[.K14])+(0.75*[.$C$14]*-1+[.$C$14]*0.75*[.K15])" office:value-type="float" office:value="-0.002197265625" calcext:value-type="float">
            <text:p>-0.002</text:p>
          </table:table-cell>
          <table:table-cell table:style-name="ce33" table:formula="of:=(0.25*[.$D$14]*2+[.$D$14]*0.25*[.L14])+(0.75*[.$C$14]*-1+[.$C$14]*0.75*[.L15])" office:value-type="float" office:value="-0.000885009765625" calcext:value-type="float">
            <text:p>-0.001</text:p>
          </table:table-cell>
          <table:table-cell table:style-name="ce33" table:formula="of:=(0.25*[.$D$14]*2+[.$D$14]*0.25*[.M14])+(0.75*[.$C$14]*-1+[.$C$14]*0.75*[.M15])" office:value-type="float" office:value="-0.000253111572265596" calcext:value-type="float">
            <text:p>0.000</text:p>
          </table:table-cell>
          <table:table-cell table:style-name="ce33" table:formula="of:=(0.25*[.$D$14]*2+[.$D$14]*0.25*[.N14])+(0.75*[.$C$14]*-1+[.$C$14]*0.75*[.N15])" office:value-type="float" office:value="-0.0000900870568847911" calcext:value-type="float">
            <text:p>0.000</text:p>
          </table:table-cell>
          <table:table-cell table:style-name="ce33" table:formula="of:=(0.25*[.$D$14]*2+[.$D$14]*0.25*[.O14])+(0.75*[.$C$14]*-1+[.$C$14]*0.75*[.O15])" office:value-type="float" office:value="-0.0000292696424084304" calcext:value-type="float">
            <text:p>0.000</text:p>
          </table:table-cell>
          <table:table-cell table:style-name="ce33" table:formula="of:=(0.25*[.$D$14]*2+[.$D$14]*0.25*[.P14])+(0.75*[.$C$14]*-1+[.$C$14]*0.75*[.P15])" office:value-type="float" office:value="-0.0000104649106369425" calcext:value-type="float">
            <text:p>0.000</text:p>
          </table:table-cell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3" table:formula="of:=1/3*[.$D$15]*2+[.$D$15]*(1/3)*[.H14]+2/3*[.$C$15]*0+[.$C$15]*(2/3)*[.H12]" office:value-type="float" office:value="0.333333333333333" calcext:value-type="float">
            <text:p>0.333</text:p>
          </table:table-cell>
          <table:table-cell table:style-name="ce33" table:formula="of:=1/3*[.$D$15]*2+[.$D$15]*(1/3)*[.I14]+2/3*[.$C$15]*0+[.$C$15]*(2/3)*[.I12]" office:value-type="float" office:value="0.3125" calcext:value-type="float">
            <text:p>0.313</text:p>
          </table:table-cell>
          <table:table-cell table:style-name="ce33" table:formula="of:=1/3*[.$D$15]*2+[.$D$15]*(1/3)*[.J14]+2/3*[.$C$15]*0+[.$C$15]*(2/3)*[.J12]" office:value-type="float" office:value="0.330729166666667" calcext:value-type="float">
            <text:p>0.331</text:p>
          </table:table-cell>
          <table:table-cell table:style-name="ce33" table:formula="of:=1/3*[.$D$15]*2+[.$D$15]*(1/3)*[.K14]+2/3*[.$C$15]*0+[.$C$15]*(2/3)*[.K12]" office:value-type="float" office:value="0.331705729166667" calcext:value-type="float">
            <text:p>0.332</text:p>
          </table:table-cell>
          <table:table-cell table:style-name="ce33" table:formula="of:=1/3*[.$D$15]*2+[.$D$15]*(1/3)*[.L14]+2/3*[.$C$15]*0+[.$C$15]*(2/3)*[.L12]" office:value-type="float" office:value="0.332953372395833" calcext:value-type="float">
            <text:p>0.333</text:p>
          </table:table-cell>
          <table:table-cell table:style-name="ce33" table:formula="of:=1/3*[.$D$15]*2+[.$D$15]*(1/3)*[.M14]+2/3*[.$C$15]*0+[.$C$15]*(2/3)*[.M12]" office:value-type="float" office:value="0.333177471705729" calcext:value-type="float">
            <text:p>0.333</text:p>
          </table:table-cell>
          <table:table-cell table:style-name="ce33" table:formula="of:=1/3*[.$D$15]*2+[.$D$15]*(1/3)*[.N14]+2/3*[.$C$15]*0+[.$C$15]*(2/3)*[.N12]" office:value-type="float" office:value="0.333285309972539" calcext:value-type="float">
            <text:p>0.333</text:p>
          </table:table-cell>
          <table:table-cell table:style-name="ce33" table:formula="of:=1/3*[.$D$15]*2+[.$D$15]*(1/3)*[.O14]+2/3*[.$C$15]*0+[.$C$15]*(2/3)*[.O12]" office:value-type="float" office:value="0.333315183452438" calcext:value-type="float">
            <text:p>0.333</text:p>
          </table:table-cell>
          <table:table-cell table:style-name="ce33" table:formula="of:=1/3*[.$D$15]*2+[.$D$15]*(1/3)*[.P14]+2/3*[.$C$15]*0+[.$C$15]*(2/3)*[.P12]" office:value-type="float" office:value="0.333326758535317" calcext:value-type="float">
            <text:p>0.333</text:p>
          </table:table-cell>
        </table:table-row>
        <table:table-row table:style-name="ro1">
          <table:table-cell office:value-type="string" calcext:value-type="string">
            <text:p>Makar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/>
          <table:table-cell table:style-name="ce28" office:value-type="string" calcext:value-type="string">
            <text:p>Q</text:p>
          </table:table-cell>
          <table:table-cell table:style-name="ce7" office:value-type="string" calcext:value-type="string">
            <text:p>Action Value</text:p>
          </table:table-cell>
          <table:table-cell table:style-name="ce7"/>
          <table:table-cell table:style-name="ce34" office:value-type="string" calcext:value-type="string">
            <text:p>left</text:p>
          </table:table-cell>
          <table:table-cell table:style-name="ce34" office:value-type="string" calcext:value-type="string">
            <text:p>down</text:p>
          </table:table-cell>
          <table:table-cell table:style-name="ce34"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5" table:formula="of:=0+0.5*[.Q12]" office:value-type="float" office:value="-0.00000128513809817596" calcext:value-type="float">
            <text:p>0.0000</text:p>
          </table:table-cell>
          <table:table-cell table:style-name="ce35" table:formula="of:=0+0.1*[.Q11]" office:value-type="float" office:value="-0.000000263703711396565" calcext:value-type="float">
            <text:p>0.0000</text:p>
          </table:table-cell>
          <table:table-cell table:style-name="ce37" table:formula="of:=0+0.4*[.Q13]" office:value-type="float" office:value="-0.0000015932791461497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5"/>
          <table:table-cell table:style-name="ce35" table:formula="of:=0+0.9*[.Q12]" office:value-type="float" office:value="-0.00000231324857671673" calcext:value-type="float">
            <text:p>0.0000</text:p>
          </table:table-cell>
          <table:table-cell table:style-name="ce37" table:formula="of:=0+0.1*[.Q11]" office:value-type="float" office:value="-0.000000263703711396565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table:formula="of:=0+0.9*[.Q11]+0.1*[.Q14]" office:value-type="float" office:value="-0.00000341982446626334" calcext:value-type="float">
            <text:p>0.0000</text:p>
          </table:table-cell>
          <table:table-cell table:style-name="ce35"/>
          <table:table-cell table:style-name="ce37" table:formula="of:=0+0.1*[.Q14]" office:value-type="float" office:value="-0.00000104649106369425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5" table:formula="of:=((-1)*0.75+0.75*[.Q15])" office:value-type="float" office:value="-0.500004931098512" calcext:value-type="float">
            <text:p>-0.5000</text:p>
          </table:table-cell>
          <table:table-cell table:style-name="ce35"/>
          <table:table-cell table:style-name="ce37" table:formula="of:=(2*0.25+0.25*[.Q14])" office:value-type="float" office:value="0.499997383772341" calcext:value-type="float">
            <text:p>0.5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5" table:formula="of:=0+2/3*[.Q12]" office:value-type="float" office:value="-0.00000171351746423461" calcext:value-type="float">
            <text:p>0.0000</text:p>
          </table:table-cell>
          <table:table-cell table:style-name="ce36"/>
          <table:table-cell table:style-name="ce38" table:formula="of:=2+1/3*[.Q14]" office:value-type="float" office:value="1.99999651169645" calcext:value-type="float">
            <text:p>2.00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4" table:number-rows-spanned="1">
            <text:p>Makarov Decision Process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2" calcext:value-type="float" table:number-columns-spanned="1" table:number-rows-spanned="2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8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9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0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22:18:05.87098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3T22:18:21.163870764</meta:creation-date>
    <meta:editing-duration>P1DT6M53S</meta:editing-duration>
    <meta:editing-cycles>32</meta:editing-cycles>
    <meta:generator>LibreOffice/6.0.7.3$Linux_X86_64 LibreOffice_project/00m0$Build-3</meta:generator>
    <dc:date>2022-12-07T23:46:57.828002493</dc:date>
    <meta:document-statistic meta:table-count="2" meta:cell-count="314" meta:object-count="0"/>
  </office:meta>
</office:document-meta>
</file>